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6ae4"/>
    </style:style>
    <style:style style:name="P2" style:family="paragraph" style:parent-style-name="Standard">
      <style:text-properties fo:font-weight="bold" officeooo:paragraph-rsid="000b6ae4" style:font-weight-asian="bold" style:font-weight-complex="bold"/>
    </style:style>
    <style:style style:name="P3" style:family="paragraph" style:parent-style-name="Standard">
      <style:text-properties fo:font-weight="bold" officeooo:rsid="000b6ae4" officeooo:paragraph-rsid="000b6ae4" style:font-weight-asian="bold" style:font-weight-complex="bold"/>
    </style:style>
    <style:style style:name="P4" style:family="paragraph" style:parent-style-name="Standard">
      <style:text-properties fo:font-weight="bold" officeooo:rsid="000b6ae4" officeooo:paragraph-rsid="0013b1aa" style:font-weight-asian="bold" style:font-weight-complex="bold"/>
    </style:style>
    <style:style style:name="P5" style:family="paragraph" style:parent-style-name="Standard">
      <style:text-properties fo:font-weight="bold" officeooo:rsid="0013b1aa" officeooo:paragraph-rsid="0013b1aa" style:font-weight-asian="bold" style:font-weight-complex="bold"/>
    </style:style>
    <style:style style:name="P6" style:family="paragraph" style:parent-style-name="Standard">
      <style:text-properties fo:font-weight="bold" officeooo:rsid="0013b1aa" officeooo:paragraph-rsid="001917c4" style:font-weight-asian="bold" style:font-weight-complex="bold"/>
    </style:style>
    <style:style style:name="P7" style:family="paragraph" style:parent-style-name="Standard">
      <style:text-properties fo:font-weight="bold" officeooo:rsid="0013b1aa" officeooo:paragraph-rsid="001a263b" style:font-weight-asian="bold" style:font-weight-complex="bold"/>
    </style:style>
    <style:style style:name="P8" style:family="paragraph" style:parent-style-name="Standard">
      <style:text-properties fo:font-weight="bold" officeooo:rsid="000fb9cf" officeooo:paragraph-rsid="0013b1aa" style:font-weight-asian="bold" style:font-weight-complex="bold"/>
    </style:style>
    <style:style style:name="P9" style:family="paragraph" style:parent-style-name="Standard">
      <style:text-properties fo:font-weight="bold" officeooo:rsid="001846a1" officeooo:paragraph-rsid="001bc1c3" style:font-weight-asian="bold" style:font-weight-complex="bold"/>
    </style:style>
    <style:style style:name="P10" style:family="paragraph" style:parent-style-name="Standard">
      <style:text-properties fo:font-weight="bold" officeooo:rsid="001846a1" officeooo:paragraph-rsid="001d7724" style:font-weight-asian="bold" style:font-weight-complex="bold"/>
    </style:style>
    <style:style style:name="P11" style:family="paragraph" style:parent-style-name="Standard">
      <style:text-properties fo:font-weight="bold" officeooo:rsid="001e1866" officeooo:paragraph-rsid="001e1866" style:font-weight-asian="bold" style:font-weight-complex="bold"/>
    </style:style>
    <style:style style:name="P12" style:family="paragraph" style:parent-style-name="Standard">
      <style:text-properties fo:font-weight="bold" officeooo:rsid="001e1866" officeooo:paragraph-rsid="001f0fc5" style:font-weight-asian="bold" style:font-weight-complex="bold"/>
    </style:style>
    <style:style style:name="P13" style:family="paragraph" style:parent-style-name="Standard">
      <style:text-properties fo:font-weight="bold" officeooo:rsid="001f0fc5" officeooo:paragraph-rsid="001f0fc5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27cm"/>
        </style:tab-stops>
      </style:paragraph-properties>
      <style:text-properties fo:font-weight="bold" officeooo:rsid="001f0fc5" officeooo:paragraph-rsid="001f0fc5" style:font-weight-asian="bold" style:font-weight-complex="bold"/>
    </style:style>
    <style:style style:name="P15" style:family="paragraph" style:parent-style-name="Standard">
      <style:text-properties fo:font-weight="normal" officeooo:rsid="000fb9cf" officeooo:paragraph-rsid="000b6ae4" style:font-weight-asian="normal" style:font-weight-complex="normal"/>
    </style:style>
    <style:style style:name="P16" style:family="paragraph" style:parent-style-name="Standard">
      <style:text-properties fo:font-weight="normal" officeooo:rsid="000fb9cf" officeooo:paragraph-rsid="0013b1aa" style:font-weight-asian="normal" style:font-weight-complex="normal"/>
    </style:style>
    <style:style style:name="P17" style:family="paragraph" style:parent-style-name="Standard">
      <style:text-properties fo:font-weight="normal" officeooo:rsid="0014b1f4" officeooo:paragraph-rsid="001917c4" style:font-weight-asian="normal" style:font-weight-complex="normal"/>
    </style:style>
    <style:style style:name="P18" style:family="paragraph" style:parent-style-name="Standard">
      <style:text-properties fo:font-weight="normal" officeooo:rsid="001846a1" officeooo:paragraph-rsid="001a263b" style:font-weight-asian="normal" style:font-weight-complex="normal"/>
    </style:style>
    <style:style style:name="P19" style:family="paragraph" style:parent-style-name="Standard">
      <style:text-properties fo:font-weight="normal" officeooo:rsid="001846a1" officeooo:paragraph-rsid="001bc1c3" style:font-weight-asian="normal" style:font-weight-complex="normal"/>
    </style:style>
    <style:style style:name="P20" style:family="paragraph" style:parent-style-name="Standard">
      <style:text-properties fo:font-weight="normal" officeooo:rsid="001c46fc" officeooo:paragraph-rsid="001c46fc" style:font-weight-asian="normal" style:font-weight-complex="normal"/>
    </style:style>
    <style:style style:name="P21" style:family="paragraph" style:parent-style-name="Standard">
      <style:text-properties officeooo:paragraph-rsid="001e1866"/>
    </style:style>
    <style:style style:name="P22" style:family="paragraph" style:parent-style-name="Standard">
      <style:paragraph-properties fo:text-align="center" style:justify-single-word="false"/>
      <style:text-properties officeooo:rsid="000b6ae4" officeooo:paragraph-rsid="000b6ae4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0b6ae4" officeooo:paragraph-rsid="000b6ae4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cc74" style:font-weight-asian="normal" style:font-weight-complex="normal"/>
    </style:style>
    <style:style style:name="T3" style:family="text">
      <style:text-properties fo:font-weight="normal" officeooo:rsid="000e7c1e" style:font-weight-asian="normal" style:font-weight-complex="normal"/>
    </style:style>
    <style:style style:name="T4" style:family="text">
      <style:text-properties fo:font-weight="normal" officeooo:rsid="000f34fb" style:font-weight-asian="normal" style:font-weight-complex="normal"/>
    </style:style>
    <style:style style:name="T5" style:family="text">
      <style:text-properties fo:font-weight="normal" officeooo:rsid="000fb9cf" style:font-weight-asian="normal" style:font-weight-complex="normal"/>
    </style:style>
    <style:style style:name="T6" style:family="text">
      <style:text-properties fo:font-weight="normal" officeooo:rsid="0010a2a8" style:font-weight-asian="normal" style:font-weight-complex="normal"/>
    </style:style>
    <style:style style:name="T7" style:family="text">
      <style:text-properties fo:font-weight="normal" officeooo:rsid="0014b1f4" style:font-weight-asian="normal" style:font-weight-complex="normal"/>
    </style:style>
    <style:style style:name="T8" style:family="text">
      <style:text-properties fo:font-weight="normal" officeooo:rsid="00165996" style:font-weight-asian="normal" style:font-weight-complex="normal"/>
    </style:style>
    <style:style style:name="T9" style:family="text">
      <style:text-properties fo:font-weight="normal" officeooo:rsid="001846a1" style:font-weight-asian="normal" style:font-weight-complex="normal"/>
    </style:style>
    <style:style style:name="T10" style:family="text">
      <style:text-properties fo:font-weight="normal" officeooo:rsid="001917c4" style:font-weight-asian="normal" style:font-weight-complex="normal"/>
    </style:style>
    <style:style style:name="T11" style:family="text">
      <style:text-properties fo:font-weight="normal" officeooo:rsid="001a263b" style:font-weight-asian="normal" style:font-weight-complex="normal"/>
    </style:style>
    <style:style style:name="T12" style:family="text">
      <style:text-properties fo:font-weight="normal" officeooo:rsid="001b771d" style:font-weight-asian="normal" style:font-weight-complex="normal"/>
    </style:style>
    <style:style style:name="T13" style:family="text">
      <style:text-properties fo:font-weight="normal" officeooo:rsid="00239c45" style:font-weight-asian="normal" style:font-weight-complex="normal"/>
    </style:style>
    <style:style style:name="T14" style:family="text">
      <style:text-properties fo:font-weight="normal" officeooo:rsid="00254426" style:font-weight-asian="normal" style:font-weight-complex="normal"/>
    </style:style>
    <style:style style:name="T15" style:family="text">
      <style:text-properties fo:font-weight="normal" officeooo:rsid="0025ef70" style:font-weight-asian="normal" style:font-weight-complex="normal"/>
    </style:style>
    <style:style style:name="T16" style:family="text">
      <style:text-properties fo:font-weight="normal" officeooo:rsid="002690bb" style:font-weight-asian="normal" style:font-weight-complex="normal"/>
    </style:style>
    <style:style style:name="T17" style:family="text">
      <style:text-properties fo:font-weight="normal" officeooo:rsid="0027cf02" style:font-weight-asian="normal" style:font-weight-complex="normal"/>
    </style:style>
    <style:style style:name="T18" style:family="text">
      <style:text-properties fo:font-weight="normal" officeooo:rsid="002a99ea" style:font-weight-asian="normal" style:font-weight-complex="normal"/>
    </style:style>
    <style:style style:name="T19" style:family="text">
      <style:text-properties fo:font-weight="normal" officeooo:rsid="002c3357" style:font-weight-asian="normal" style:font-weight-complex="normal"/>
    </style:style>
    <style:style style:name="T20" style:family="text">
      <style:text-properties officeooo:rsid="000fb9c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1866" style:font-weight-asian="bold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2779f7"/>
    </style:style>
    <style:style style:name="T25" style:family="text">
      <style:text-properties officeooo:rsid="002c3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Universidade Tecnológica Federal do Paraná</text:p>
      <text:p text:style-name="P22">Nome: Jhonatan Guilherme de Oliveira Cunha</text:p>
      <text:p text:style-name="P22">RA: 2135590</text:p>
      <text:p text:style-name="P1"/>
      <text:p text:style-name="P1"/>
      <text:p text:style-name="P1"><text:span text:style-name="T21">1. </text:span>Escolha um aplicativo ou dispositivo (desktop, web ou celular) que você usa com frequência. Escolha uma ou duas funções principais e descreva as etapas que você executa para executá-las. Em seguida, observe o que você precisa lembrar para executar cada etapa.</text:p>
      <text:p text:style-name="P1"/>
      <text:p text:style-name="P2">a. Que tipo de memória é necessária para cada etapa: a curto prazo, mezanino ou a longo prazo?</text:p>
      <text:p text:style-name="P3">R: <text:span text:style-name="T2">Usando como base o aplicativo WhatsApp, </text:span><text:span text:style-name="T3">conseguimos deixar a letra em negrito ao escrevê-la entre um par de asteriscos, tal atividade utiliza a </text:span><text:span text:style-name="T4">memória</text:span><text:span text:style-name="T3"> a curto prazo, pois conseguimos acessá-la rapidamente e ao mesmo tempo esquecê-la na mesma velocidade.</text:span></text:p>
      <text:p text:style-name="P1"/>
      <text:p text:style-name="P1"/>
      <text:p text:style-name="P2">b. Procure roteiros onde haja alta carga de memória de curto prazo (preenchimento de formulários, memorizar funções de menu específicas ou comandos). Peça para alguém do seu convívio executar esses roteiros e os interrompa durante essa atividade. Anote se houve problemas quando essas pessoas foram interrompidas e investigue a causa desses problemas. </text:p>
      <text:p text:style-name="P3">R:<text:span text:style-name="T1"> </text:span><text:span text:style-name="T5">Ao pedir para minha mãe digitar o comando “WINDOWS+R” e digitar “CMD”, na primeira vez ela fez corretamente todo o processo mesmo sendo interrompida durante </text:span><text:span text:style-name="T6">ele</text:span><text:span text:style-name="T5">. Porem ao pedir para realizar novamente tal tarefa, a mesma encontrou dificuldade para lembrar dos comandos utilizados durante o processo.</text:span></text:p>
      <text:p text:style-name="P15"/>
      <text:p text:style-name="P20">------------------------------------------------------------------------------------------------------------------------</text:p>
      <text:p text:style-name="P15"/>
      <text:p text:style-name="P16"><text:span text:style-name="T21">2.</text:span> O que uma interface pode fazer para minimizar a carga de memória do usuário? – Dê exemplos que você observa em:</text:p>
      <text:p text:style-name="P4"/>
      <text:p text:style-name="P8">a. Menus de aplicações </text:p>
      <text:p text:style-name="P6"><text:span text:style-name="T20">R: <text:tab/></text:span><text:span text:style-name="T12">n</text:span><text:span text:style-name="T7">ão aprofundar os níveis de menus; </text:span></text:p>
      <text:p text:style-name="P17"><text:tab/>rotular os mesmos de maneira intuitiva; </text:p>
      <text:p text:style-name="P6"><text:span text:style-name="T7"><text:tab/>agrupá-los em categorias que fazem sentido </text:span><text:span text:style-name="T10">lógico;</text:span></text:p>
      <text:p text:style-name="P5"/>
      <text:p text:style-name="P8">b. Telas do celular </text:p>
      <text:p text:style-name="P5"><text:span text:style-name="T20">R:</text:span><text:span text:style-name="T5"> <text:tab/></text:span><text:span text:style-name="T11">o</text:span><text:span text:style-name="T8">rganizar os aplicativos utilizando ícones em conjunto de seu nome, a fim de facilitar a memorização de sua posição na tela;</text:span></text:p>
      <text:p text:style-name="P5"/>
      <text:p text:style-name="P8">c. Sites</text:p>
      <text:p text:style-name="P7"><text:span text:style-name="T20">R: <text:tab/></text:span><text:span text:style-name="T11">e</text:span><text:span text:style-name="T9">scolha de cores bem pensadas; </text:span></text:p>
      <text:p text:style-name="P18"><text:tab/>não deixar a tela sobrecarregadas de informações;</text:p>
      <text:p text:style-name="P18"/>
      <text:p text:style-name="P18"/>
      <text:p text:style-name="P20">------------------------------------------------------------------------------------------------------------------------</text:p>
      <text:p text:style-name="P18"/>
      <text:p text:style-name="P18"/>
      <text:p text:style-name="P19"><text:span text:style-name="T23">3.</text:span> A memória de curto prazo humana tem uma duração limitada. Esta é uma série de experimentos para determinar qual é esse intervalo. (Você precisará de outras pessoas para participar dessas experiências, elas não precisam estudar o curso - tente com um grupo de amigos1*</text:p>
      <text:p text:style-name="P19"/>
      <text:p text:style-name="P9">a. Jogo de Kim </text:p>
      <text:p text:style-name="P10"><text:soft-page-break/>O que o ajudou a lembrar de certas coisas? </text:p>
      <text:p text:style-name="P11">R: <text:span text:style-name="T13">Consegui memorizar alguns objetos pois alguns tinham formatos já conhecidos e cores características.</text:span></text:p>
      <text:p text:style-name="P11"/>
      <text:p text:style-name="P10">Você reconheceu as coisas na pilha deles que você tinha na sua? Isso ajudou? Não guarde as coisas ainda. </text:p>
      <text:p text:style-name="P21"><text:span text:style-name="T22">R: </text:span><text:span text:style-name="T13">Sim, tinha canetas, moedas e </text:span><text:span text:style-name="T14">borrachas</text:span><text:span text:style-name="T13">.</text:span></text:p>
      <text:p text:style-name="P11"/>
      <text:p text:style-name="P10">Calcule a pontuação média para o seu grupo. Compare isso com as médias dos outros grupos. </text:p>
      <text:p text:style-name="P11">R: <text:span text:style-name="T19">A cada 10 itens na tela, conseguimos lembrar de apenas 4 itens.</text:span></text:p>
      <text:p text:style-name="P11"/>
      <text:p text:style-name="P10">Que conclusões você pode tirar desse experimento? </text:p>
      <text:p text:style-name="P11">R: <text:span text:style-name="T15">Podemos concluir que utilizamos a memória de curto prazo em jogos como esse, por este motivo não conseguimos memorizar todos os objetos apresentados.</text:span></text:p>
      <text:p text:style-name="P11"/>
      <text:p text:style-name="P10">O que isso indica sobre a capacidade da memória de curto prazo? </text:p>
      <text:p text:style-name="P11">R:<text:span text:style-name="T1"> </text:span><text:span text:style-name="T15">Que conseguimos lembrar somente daquele objetos que mais nos chamou a atenção, e ao passar dos minutos podemos acabar por esquecer dos mesmos.</text:span></text:p>
      <text:p text:style-name="P11"/>
      <text:p text:style-name="P9">Como esse experimento pode melhorar a capacidade da memória de curto prazo? </text:p>
      <text:p text:style-name="P11">R:<text:span text:style-name="T1"> </text:span><text:span text:style-name="T15">Conseguimos treinar nossa capacidade de memorização a curto prazo, ou seja, um ótimo exercício para o cérebro.</text:span></text:p>
      <text:p text:style-name="P11"/>
      <text:p text:style-name="P11"/>
      <text:p text:style-name="P11"/>
      <text:p text:style-name="P11"/>
      <text:p text:style-name="P11">(b) <text:span text:style-name="T24">“fui ao mercado...”</text:span> </text:p>
      <text:p text:style-name="P11"/>
      <text:p text:style-name="P12">O que isso diz sobre a memória de curto prazo? </text:p>
      <text:p text:style-name="P13">R:<text:span text:style-name="T1"> </text:span><text:span text:style-name="T16">Com base nos fatos ocorridos durante a brincadeira, podemos analisar que algumas pessoas possuem uma maior capacidade de memorizar coisas a curto prazo.</text:span></text:p>
      <text:p text:style-name="P13"/>
      <text:p text:style-name="P12">O que você faz que ajuda a lembrar?</text:p>
      <text:p text:style-name="P14">R:<text:span text:style-name="T1"> </text:span><text:span text:style-name="T16">No momento que os outros jogadores estão falando, fico repetindo tudo em minha mente com o objetivo de lembrar da maioria das informações.</text:span></text:p>
      <text:p text:style-name="P13"/>
      <text:p text:style-name="P12">O que você estima é a capacidade típica da memória humana de curto prazo? </text:p>
      <text:p text:style-name="P13">R: <text:span text:style-name="T18">No começo todos conseguem lembrar das informações. Porem com o acumulo de informações começamos a não conseguir lembrar de todas elas. Desta maneira a partir de um certo ponto a maioria das pessoas começam a errar durante a brincadeira.</text:span></text:p>
      <text:p text:style-name="P13"/>
      <text:p text:style-name="P12">Este é um bom teste para memória de curto prazo?</text:p>
      <text:p text:style-name="P13">R:<text:span text:style-name="T1"> </text:span><text:span text:style-name="T17">Além de ser uma brincadeira bem divertida, conseguimos exercitar nosso cérebro. Desta maneira afirmo que tal brincadeira e uma ótima pratica para realizar em momentos livr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8:18:30.371000000</meta:creation-date>
    <dc:date>2020-03-26T22:42:19.918000000</dc:date>
    <meta:editing-duration>PT46M8S</meta:editing-duration>
    <meta:editing-cycles>30</meta:editing-cycles>
    <meta:generator>LibreOffice/6.4.2.2$Windows_x86 LibreOffice_project/4e471d8c02c9c90f512f7f9ead8875b57fcb1ec3</meta:generator>
    <meta:document-statistic meta:table-count="0" meta:image-count="0" meta:object-count="0" meta:page-count="2" meta:paragraph-count="43" meta:word-count="685" meta:character-count="4385" meta:non-whitespace-character-count="3720"/>
  </office:meta>
</office:document-meta>
</file>